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// A simple C++ program for traversal of a linked list </text:span></text:p>
      <text:p text:style-name="Standard"><text:span text:style-name="Source_20_Text">#include &lt;bits/stdc++.h&gt; </text:span></text:p>
      <text:p text:style-name="Standard"><text:span text:style-name="Source_20_Text">using</text:span> <text:span text:style-name="Source_20_Text">namespace</text:span> <text:span text:style-name="Source_20_Text">std; </text:span></text:p>
      <text:p text:style-name="Standard"><text:span text:style-name="Source_20_Text"> </text:span> </text:p>
      <text:p text:style-name="Standard"><text:span text:style-name="Source_20_Text">class</text:span> <text:span text:style-name="Source_20_Text">Node { </text:span></text:p>
      <text:p text:style-name="Standard"><text:span text:style-name="Source_20_Text">public: </text:span></text:p>
      <text:p text:style-name="Standard"><text:span text:style-name="Source_20_Text">    int</text:span> <text:span text:style-name="Source_20_Text">data; </text:span></text:p>
      <text:p text:style-name="Standard"><text:span text:style-name="Source_20_Text">    Node* next; </text:span></text:p>
      <text:p text:style-name="Standard"><text:span text:style-name="Source_20_Text">}; </text:span></text:p>
      <text:p text:style-name="Standard"><text:span text:style-name="Source_20_Text"> </text:span> </text:p>
      <text:p text:style-name="Standard"><text:span text:style-name="Source_20_Text">// This function prints contents of linked list </text:span></text:p>
      <text:p text:style-name="Standard"><text:span text:style-name="Source_20_Text">// starting from the given node </text:span></text:p>
      <text:p text:style-name="Standard"><text:span text:style-name="Source_20_Text">void</text:span> <text:span text:style-name="Source_20_Text">printList(Node* n) </text:span></text:p>
      <text:p text:style-name="Standard"><text:span text:style-name="Source_20_Text">{ </text:span></text:p>
      <text:p text:style-name="Standard"><text:span text:style-name="Source_20_Text">    while</text:span> <text:span text:style-name="Source_20_Text">(n != NULL) { </text:span></text:p>
      <text:p text:style-name="Standard"><text:span text:style-name="Source_20_Text">        cout &lt;&lt; n-&gt;data &lt;&lt; " "; </text:span></text:p>
      <text:p text:style-name="Standard"><text:span text:style-name="Source_20_Text">        n = n-&gt;next; </text:span></text:p>
      <text:p text:style-name="Standard"><text:span text:style-name="Source_20_Text">    } </text:span></text:p>
      <text:p text:style-name="Standard"><text:span text:style-name="Source_20_Text">} </text:span></text:p>
      <text:p text:style-name="Standard"><text:span text:style-name="Source_20_Text"> </text:span> </text:p>
      <text:p text:style-name="Standard"><text:span text:style-name="Source_20_Text">// Driver code </text:span></text:p>
      <text:p text:style-name="Standard"><text:span text:style-name="Source_20_Text">int</text:span> <text:span text:style-name="Source_20_Text">main() </text:span></text:p>
      <text:p text:style-name="Standard"><text:span text:style-name="Source_20_Text">{ </text:span></text:p>
      <text:p text:style-name="Standard"><text:span text:style-name="Source_20_Text">    Node* head = NULL; </text:span></text:p>
      <text:p text:style-name="Standard"><text:span text:style-name="Source_20_Text">    Node* second = NULL; </text:span></text:p>
      <text:p text:style-name="Standard"><text:span text:style-name="Source_20_Text">    Node* third = NULL; </text:span></text:p>
      <text:p text:style-name="Standard"><text:span text:style-name="Source_20_Text"> </text:span> </text:p>
      <text:p text:style-name="Standard"><text:span text:style-name="Source_20_Text">    // allocate 3 nodes in the heap </text:span></text:p>
      <text:p text:style-name="Standard"><text:span text:style-name="Source_20_Text">    head = new</text:span> <text:span text:style-name="Source_20_Text">Node(); </text:span></text:p>
      <text:p text:style-name="Standard"><text:span text:style-name="Source_20_Text">    second = new</text:span> <text:span text:style-name="Source_20_Text">Node(); </text:span></text:p>
      <text:p text:style-name="Standard"><text:span text:style-name="Source_20_Text">    third = new</text:span> <text:span text:style-name="Source_20_Text">Node(); </text:span></text:p>
      <text:p text:style-name="Standard"><text:span text:style-name="Source_20_Text"> </text:span> </text:p>
      <text:p text:style-name="Standard"><text:span text:style-name="Source_20_Text">    head-&gt;data = 1; // assign data in first node </text:span></text:p>
      <text:p text:style-name="Standard"><text:span text:style-name="Source_20_Text">    head-&gt;next = second; // Link first node with second </text:span></text:p>
      <text:p text:style-name="Standard"><text:span text:style-name="Source_20_Text"> </text:span> </text:p>
      <text:p text:style-name="Standard"><text:span text:style-name="Source_20_Text">    second-&gt;data = 2; // assign data to second node </text:span></text:p>
      <text:p text:style-name="Standard"><text:span text:style-name="Source_20_Text">    second-&gt;next = third; </text:span></text:p>
      <text:p text:style-name="Standard"><text:span text:style-name="Source_20_Text"> </text:span> </text:p>
      <text:p text:style-name="Standard"><text:span text:style-name="Source_20_Text">    third-&gt;data = 3; // assign data to third node </text:span></text:p>
      <text:p text:style-name="Standard"><text:span text:style-name="Source_20_Text">    third-&gt;next = NULL; </text:span></text:p>
      <text:p text:style-name="Standard"><text:span text:style-name="Source_20_Text"> </text:span> </text:p>
      <text:p text:style-name="Standard"><text:span text:style-name="Source_20_Text">    printList(head); </text:span></text:p>
      <text:p text:style-name="Standard"><text:span text:style-name="Source_20_Text"> </text:span> </text:p>
      <text:p text:style-name="Standard"><text:span text:style-name="Source_20_Text">    return</text:span> <text:span text:style-name="Source_20_Text">0; </text:span></text:p>
      <text:p text:style-name="Standard"><text:span text:style-name="Source_20_Text">}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3:52:39.092647887</meta:creation-date>
    <dc:date>2019-10-02T23:53:09.109067326</dc:date>
    <meta:editing-duration>PT30S</meta:editing-duration>
    <meta:editing-cycles>1</meta:editing-cycles>
    <meta:document-statistic meta:table-count="0" meta:image-count="0" meta:object-count="0" meta:page-count="1" meta:paragraph-count="45" meta:word-count="142" meta:character-count="866" meta:non-whitespace-character-count="614"/>
    <meta:generator>LibreOffice/6.0.7.3$Linux_X86_64 LibreOffice_project/00m0$Build-3</meta:generator>
  </office:meta>
</office:document-meta>
</file>